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423cm" svg:stroke-color="#000000" draw:stroke-linejoin="miter" draw:fill="none" fo:padding-top="0.336cm" fo:padding-bottom="0.336cm" fo:padding-left="0.461cm" fo:padding-right="0.461cm"/>
    </style:style>
  </office:automatic-styles>
  <office:body>
    <office:drawing>
      <draw:page draw:name="page1" draw:style-name="dp1" draw:master-page-name="Default">
        <draw:path draw:style-name="gr1" draw:layer="layout" svg:width="14.06cm" svg:height="5.273cm" svg:x="0.026cm" svg:y="4.419cm" svg:viewBox="0 0 14061 5274" svg:d="M0 2637l3515-2637M3515 0l-879 1758M2636 1758l11425-1758M14061 0l-879 2637M13182 2637l879 2637M14061 5274l-11425-1758M2636 3516l879 1758M3515 5274l-3515-2637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4.3.3.2$Linux_x86 LibreOffice_project/430m0$Build-2</meta:generator>
  </office:meta>
</office:document-meta>
</file>